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Speed" style:family="table">
      <style:table-properties style:width="14.307cm" fo:margin-left="0.868cm" table:align="left"/>
    </style:style>
    <style:style style:name="Speed.A" style:family="table-column">
      <style:table-column-properties style:column-width="2.805cm"/>
    </style:style>
    <style:style style:name="Speed.B" style:family="table-column">
      <style:table-column-properties style:column-width="3.597cm"/>
    </style:style>
    <style:style style:name="Speed.C" style:family="table-column">
      <style:table-column-properties style:column-width="3.896cm"/>
    </style:style>
    <style:style style:name="Speed.D" style:family="table-column">
      <style:table-column-properties style:column-width="4.009cm"/>
    </style:style>
    <style:style style:name="Speed.A1" style:family="table-cell">
      <style:table-cell-properties fo:padding="0.097cm" fo:border-left="0.05pt solid #000000" fo:border-right="none" fo:border-top="0.05pt solid #000000" fo:border-bottom="0.05pt solid #000000"/>
    </style:style>
    <style:style style:name="Speed.D1" style:family="table-cell">
      <style:table-cell-properties fo:padding="0.097cm" fo:border="0.05pt solid #000000"/>
    </style:style>
    <style:style style:name="Speed.A2" style:family="table-cell">
      <style:table-cell-properties fo:padding="0.097cm" fo:border-left="0.05pt solid #000000" fo:border-right="none" fo:border-top="none" fo:border-bottom="0.05pt solid #000000"/>
    </style:style>
    <style:style style:name="Speed.D2" style:family="table-cell">
      <style:table-cell-properties fo:padding="0.097cm" fo:border-left="0.05pt solid #000000" fo:border-right="0.05pt solid #000000" fo:border-top="none" fo:border-bottom="0.05pt solid #000000"/>
    </style:style>
    <style:style style:name="Tabla1" style:family="table">
      <style:table-properties style:width="11.638cm" fo:margin-left="1.866cm" table:align="left"/>
    </style:style>
    <style:style style:name="Tabla1.A" style:family="table-column">
      <style:table-column-properties style:column-width="3.66cm"/>
    </style:style>
    <style:style style:name="Tabla1.B" style:family="table-column">
      <style:table-column-properties style:column-width="3.992cm"/>
    </style:style>
    <style:style style:name="Tabla1.C" style:family="table-column">
      <style:table-column-properties style:column-width="3.986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1" fo:font-size="22pt" fo:language="en" fo:country="US" fo:font-weight="bold" officeooo:rsid="00118e0e" officeooo:paragraph-rsid="00118e0e"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font-name="Arial1" fo:language="en" fo:country="US" fo:font-weight="bold" officeooo:rsid="00118e0e" officeooo:paragraph-rsid="00118e0e" style:font-weight-asian="bold" style:font-weight-complex="bold"/>
    </style:style>
    <style:style style:name="P3" style:family="paragraph" style:parent-style-name="Standard">
      <style:text-properties style:font-name="Arial1" fo:language="en" fo:country="US" fo:font-weight="bold" officeooo:rsid="00118e0e" officeooo:paragraph-rsid="00118e0e" style:font-weight-asian="bold" style:font-weight-complex="bold"/>
    </style:style>
    <style:style style:name="P4" style:family="paragraph" style:parent-style-name="Standard">
      <style:text-properties style:font-name="Arial1" fo:language="en" fo:country="US" fo:font-weight="bold" officeooo:rsid="00132604" officeooo:paragraph-rsid="00132604" style:font-weight-asian="bold" style:font-weight-complex="bold"/>
    </style:style>
    <style:style style:name="P5" style:family="paragraph" style:parent-style-name="Standard">
      <style:text-properties style:font-name="Arial1" fo:language="en" fo:country="US" officeooo:rsid="00118e0e" officeooo:paragraph-rsid="00118e0e"/>
    </style:style>
    <style:style style:name="P6" style:family="paragraph" style:parent-style-name="Standard">
      <style:text-properties style:font-name="Arial1" fo:language="en" fo:country="US" officeooo:rsid="00132604" officeooo:paragraph-rsid="00132604"/>
    </style:style>
    <style:style style:name="P7" style:family="paragraph" style:parent-style-name="Standard">
      <style:text-properties style:font-name="Arial1" fo:language="en" fo:country="US" style:text-underline-style="solid" style:text-underline-width="auto" style:text-underline-color="font-color" officeooo:rsid="00132604" officeooo:paragraph-rsid="00132604"/>
    </style:style>
    <style:style style:name="P8" style:family="paragraph" style:parent-style-name="Standard">
      <style:text-properties style:font-name="Arial1" fo:language="en" fo:country="US" officeooo:rsid="001b7c07" officeooo:paragraph-rsid="001b7c07"/>
    </style:style>
    <style:style style:name="P9" style:family="paragraph" style:parent-style-name="Standard">
      <style:text-properties style:font-name="Arial1" fo:language="en" fo:country="US" style:text-underline-style="none" officeooo:rsid="001b7c07" officeooo:paragraph-rsid="001b7c07"/>
    </style:style>
    <style:style style:name="P10" style:family="paragraph" style:parent-style-name="Standard">
      <style:text-properties style:font-name="Arial1" fo:language="en" fo:country="US" style:text-underline-style="none" officeooo:rsid="001b7c07" officeooo:paragraph-rsid="001c07ad"/>
    </style:style>
    <style:style style:name="P11" style:family="paragraph" style:parent-style-name="Standard">
      <style:text-properties style:font-name="Arial1" fo:language="en" fo:country="US" style:text-underline-style="none" officeooo:rsid="001c07ad" officeooo:paragraph-rsid="001c07ad"/>
    </style:style>
    <style:style style:name="P12" style:family="paragraph" style:parent-style-name="Standard">
      <style:text-properties style:font-name="Arial1" fo:language="en" fo:country="US" style:text-underline-style="none" officeooo:rsid="001d25c3" officeooo:paragraph-rsid="001d25c3"/>
    </style:style>
    <style:style style:name="P13" style:family="paragraph" style:parent-style-name="Standard">
      <style:text-properties style:font-name="Arial1" fo:language="en" fo:country="US" style:text-underline-style="none" officeooo:rsid="0020b37b" officeooo:paragraph-rsid="0020b37b"/>
    </style:style>
    <style:style style:name="P14" style:family="paragraph" style:parent-style-name="Standard">
      <style:text-properties style:font-name="Arial1" fo:language="en" fo:country="US" style:text-underline-style="none" fo:font-weight="bold" officeooo:rsid="0020b37b" officeooo:paragraph-rsid="0020b37b" style:font-weight-asian="bold" style:font-weight-complex="bold"/>
    </style:style>
    <style:style style:name="P15" style:family="paragraph" style:parent-style-name="Standard">
      <style:text-properties style:font-name="Arial1" fo:language="en" fo:country="US" style:text-underline-style="none" fo:font-weight="bold" officeooo:rsid="002361c5" officeooo:paragraph-rsid="002361c5" style:font-weight-asian="bold" style:font-weight-complex="bold"/>
    </style:style>
    <style:style style:name="P16" style:family="paragraph" style:parent-style-name="Standard">
      <style:text-properties style:font-name="Arial1" fo:language="en" fo:country="US" style:text-underline-style="none" fo:font-weight="bold" officeooo:rsid="0022f48a" officeooo:paragraph-rsid="0022f48a" style:font-weight-asian="bold" style:font-weight-complex="bold"/>
    </style:style>
    <style:style style:name="P17" style:family="paragraph" style:parent-style-name="Standard">
      <style:text-properties style:font-name="Arial1" fo:language="en" fo:country="US" style:text-underline-style="none" officeooo:rsid="0022887f" officeooo:paragraph-rsid="0022887f"/>
    </style:style>
    <style:style style:name="P18" style:family="paragraph" style:parent-style-name="Standard">
      <style:text-properties style:font-name="Arial1" fo:language="en" fo:country="US" style:text-underline-style="none" officeooo:rsid="0022f48a" officeooo:paragraph-rsid="0022f48a"/>
    </style:style>
    <style:style style:name="P19" style:family="paragraph" style:parent-style-name="Standard">
      <style:text-properties style:font-name="Arial1" fo:language="en" fo:country="US" style:text-underline-style="none" officeooo:rsid="002361c5" officeooo:paragraph-rsid="002361c5"/>
    </style:style>
    <style:style style:name="P20" style:family="paragraph" style:parent-style-name="Standard">
      <style:text-properties style:font-name="Arial1" fo:language="en" fo:country="US" style:text-underline-style="none" officeooo:rsid="00263aa3" officeooo:paragraph-rsid="00263aa3"/>
    </style:style>
    <style:style style:name="P21" style:family="paragraph" style:parent-style-name="Standard">
      <style:text-properties style:font-name="Arial1" fo:language="en" fo:country="US" style:text-underline-style="none" officeooo:rsid="0024edaf" officeooo:paragraph-rsid="0024edaf"/>
    </style:style>
    <style:style style:name="P22" style:family="paragraph" style:parent-style-name="Standard">
      <style:text-properties style:font-name="Arial1" fo:language="en" fo:country="US" style:text-underline-style="none" officeooo:rsid="0028036c" officeooo:paragraph-rsid="0028036c"/>
    </style:style>
    <style:style style:name="P23" style:family="paragraph" style:parent-style-name="Standard">
      <style:text-properties style:font-name="Arial1" fo:language="en" fo:country="US" style:text-underline-style="none" officeooo:rsid="0028036c" officeooo:paragraph-rsid="002cf9a7"/>
    </style:style>
    <style:style style:name="P24" style:family="paragraph" style:parent-style-name="Standard">
      <style:text-properties style:font-name="Arial1" fo:language="en" fo:country="US" style:text-underline-style="none" officeooo:rsid="002803c2" officeooo:paragraph-rsid="002803c2"/>
    </style:style>
    <style:style style:name="P25" style:family="paragraph" style:parent-style-name="Standard">
      <style:text-properties style:font-name="Arial1" fo:language="en" fo:country="US" style:text-underline-style="none" officeooo:rsid="002803c2" officeooo:paragraph-rsid="0031c022"/>
    </style:style>
    <style:style style:name="P26" style:family="paragraph" style:parent-style-name="Standard">
      <style:text-properties style:font-name="Arial1" fo:language="en" fo:country="US" style:text-underline-style="none" officeooo:rsid="002b91db" officeooo:paragraph-rsid="002b91db"/>
    </style:style>
    <style:style style:name="P27" style:family="paragraph" style:parent-style-name="Standard">
      <style:text-properties style:font-name="Arial1" fo:language="en" fo:country="US" style:text-underline-style="none" officeooo:rsid="002b91db" officeooo:paragraph-rsid="002bd16b"/>
    </style:style>
    <style:style style:name="P28" style:family="paragraph" style:parent-style-name="Standard">
      <style:text-properties style:font-name="Arial1" fo:language="en" fo:country="US" style:text-underline-style="none" officeooo:rsid="002cf9a7" officeooo:paragraph-rsid="002cf9a7"/>
    </style:style>
    <style:style style:name="P29" style:family="paragraph" style:parent-style-name="Standard">
      <style:text-properties style:font-name="Arial1" fo:language="en" fo:country="US" style:text-underline-style="none" officeooo:rsid="002ead34" officeooo:paragraph-rsid="002ead34"/>
    </style:style>
    <style:style style:name="P30" style:family="paragraph" style:parent-style-name="Standard">
      <style:text-properties style:font-name="Arial" fo:language="en" fo:country="US" officeooo:rsid="00178fce" officeooo:paragraph-rsid="0020b37b"/>
    </style:style>
    <style:style style:name="P31" style:family="paragraph" style:parent-style-name="Standard">
      <style:text-properties style:font-name="Arial" fo:language="en" fo:country="US" officeooo:rsid="00178fce" officeooo:paragraph-rsid="001c07ad"/>
    </style:style>
    <style:style style:name="P32" style:family="paragraph" style:parent-style-name="Standard">
      <style:text-properties style:font-name="Arial" fo:language="en" fo:country="US" officeooo:rsid="00178fce" officeooo:paragraph-rsid="0026c2a1"/>
    </style:style>
    <style:style style:name="P33" style:family="paragraph" style:parent-style-name="Standard">
      <style:text-properties style:font-name="Arial" fo:language="en" fo:country="US" officeooo:rsid="0024edaf" officeooo:paragraph-rsid="0024edaf"/>
    </style:style>
    <style:style style:name="P34" style:family="paragraph" style:parent-style-name="Standard">
      <style:text-properties style:font-name="Arial" fo:language="en" fo:country="US" fo:font-weight="normal" officeooo:rsid="0020c4bd" officeooo:paragraph-rsid="0026c2a1" style:font-weight-asian="normal" style:font-weight-complex="normal"/>
    </style:style>
    <style:style style:name="P35" style:family="paragraph" style:parent-style-name="Standard">
      <style:text-properties style:font-name="Arial" fo:language="en" fo:country="US" fo:font-weight="bold" officeooo:rsid="001fa7f6" officeooo:paragraph-rsid="0026c2a1" style:font-weight-asian="bold" style:font-weight-complex="bold"/>
    </style:style>
    <style:style style:name="P36" style:family="paragraph" style:parent-style-name="Standard">
      <style:text-properties style:font-name="Arial" fo:language="en" fo:country="US" fo:font-weight="bold" officeooo:rsid="0020c4bd" officeooo:paragraph-rsid="0026c2a1" style:font-weight-asian="bold" style:font-weight-complex="bold"/>
    </style:style>
    <style:style style:name="P37" style:family="paragraph" style:parent-style-name="Standard">
      <style:text-properties style:font-name="Arial" fo:language="en" fo:country="US" fo:font-weight="bold" officeooo:rsid="00178fce" officeooo:paragraph-rsid="0020b37b" style:font-weight-asian="bold" style:font-weight-complex="bold"/>
    </style:style>
    <style:style style:name="P38" style:family="paragraph" style:parent-style-name="Standard">
      <style:text-properties style:font-name="Arial" fo:language="en" fo:country="US" officeooo:rsid="001fa7f6" officeooo:paragraph-rsid="0026c2a1"/>
    </style:style>
    <style:style style:name="P39" style:family="paragraph" style:parent-style-name="Standard">
      <style:paragraph-properties fo:break-before="page"/>
      <style:text-properties style:font-name="Arial1" fo:language="en" fo:country="US" style:text-underline-style="solid" style:text-underline-width="auto" style:text-underline-color="font-color" officeooo:rsid="00132604" officeooo:paragraph-rsid="00132604"/>
    </style:style>
    <style:style style:name="P40" style:family="paragraph" style:parent-style-name="Standard">
      <style:paragraph-properties fo:break-before="page"/>
      <style:text-properties style:font-name="Arial1" fo:language="en" fo:country="US" style:text-underline-style="none" fo:font-weight="bold" officeooo:rsid="001b7c07" officeooo:paragraph-rsid="001b7c07" style:font-weight-asian="bold" style:font-weight-complex="bold"/>
    </style:style>
    <style:style style:name="P41" style:family="paragraph" style:parent-style-name="Standard">
      <style:paragraph-properties fo:break-before="page"/>
      <style:text-properties style:font-name="Arial1" fo:language="en" fo:country="US" style:text-underline-style="none" fo:font-weight="bold" officeooo:rsid="0022f48a" officeooo:paragraph-rsid="0022f48a" style:font-weight-asian="bold" style:font-weight-complex="bold"/>
    </style:style>
    <style:style style:name="P42" style:family="paragraph" style:parent-style-name="Standard">
      <style:paragraph-properties fo:break-before="page"/>
      <style:text-properties style:font-name="Arial1" fo:language="en" fo:country="US" style:text-underline-style="none" fo:font-weight="bold" officeooo:rsid="0028036c" officeooo:paragraph-rsid="0028036c" style:font-weight-asian="bold" style:font-weight-complex="bold"/>
    </style:style>
    <style:style style:name="P43" style:family="paragraph" style:parent-style-name="Table_20_Contents">
      <style:text-properties style:font-name="Arial1"/>
    </style:style>
    <style:style style:name="P44" style:family="paragraph" style:parent-style-name="Table_20_Contents">
      <style:text-properties style:font-name="Arial1" officeooo:rsid="001d25c3" officeooo:paragraph-rsid="001d25c3"/>
    </style:style>
    <style:style style:name="P45" style:family="paragraph" style:parent-style-name="Table_20_Contents">
      <style:text-properties style:font-name="Arial" officeooo:rsid="001f382c" officeooo:paragraph-rsid="0020b37b"/>
    </style:style>
    <style:style style:name="P46" style:family="paragraph" style:parent-style-name="Table_20_Contents">
      <style:text-properties style:font-name="Arial" officeooo:rsid="0022887f" officeooo:paragraph-rsid="0022887f"/>
    </style:style>
    <style:style style:name="P47" style:family="paragraph" style:parent-style-name="Table_20_Contents">
      <style:text-properties style:font-name="Arial" fo:font-weight="bold" officeooo:rsid="001f382c" officeooo:paragraph-rsid="0020b37b" style:font-weight-asian="bold" style:font-weight-complex="bold"/>
    </style:style>
    <style:style style:name="P48" style:family="paragraph" style:parent-style-name="Table_20_Contents">
      <style:text-properties style:font-name="Arial" fo:font-weight="bold" officeooo:rsid="0022887f" officeooo:paragraph-rsid="0022887f" style:font-weight-asian="bold" style:font-weight-complex="bold"/>
    </style:style>
    <style:style style:name="P49" style:family="paragraph">
      <loext:graphic-properties draw:fill-color="#336633"/>
      <style:text-properties fo:font-size="12pt"/>
    </style:style>
    <style:style style:name="P50" style:family="paragraph">
      <loext:graphic-properties draw:fill-color="#b2b2b2"/>
      <style:paragraph-properties fo:text-align="center"/>
      <style:text-properties fo:font-size="12pt"/>
    </style:style>
    <style:style style:name="P51" style:family="paragraph">
      <loext:graphic-properties draw:fill-color="#ff0000"/>
      <style:paragraph-properties fo:text-align="center"/>
      <style:text-properties fo:font-size="12pt"/>
    </style:style>
    <style:style style:name="P52" style:family="paragraph">
      <style:paragraph-properties fo:text-align="center"/>
    </style:style>
    <style:style style:name="P53" style:family="paragraph">
      <loext:graphic-properties draw:fill-color="#ccffcc"/>
      <style:paragraph-properties fo:text-align="center"/>
      <style:text-properties style:font-name="Arial1" fo:font-size="10.5pt" style:font-size-asian="10.5pt" style:font-size-complex="10.5pt"/>
    </style:style>
    <style:style style:name="P54" style:family="paragraph">
      <loext:graphic-properties draw:fill-color="#ccffff"/>
    </style:style>
    <style:style style:name="P55" style:family="paragraph">
      <loext:graphic-properties draw:fill="solid" draw:fill-color="#ffff00"/>
      <style:paragraph-properties fo:text-align="center"/>
      <style:text-properties fo:font-size="9pt" style:font-size-asian="9pt" style:font-size-complex="9pt"/>
    </style:style>
    <style:style style:name="P56" style:family="paragraph">
      <loext:graphic-properties draw:fill="solid" draw:fill-color="#ffffff"/>
      <style:paragraph-properties fo:text-align="center"/>
      <style:text-properties fo:font-size="12pt"/>
    </style:style>
    <style:style style:name="P57" style:family="paragraph">
      <loext:graphic-properties draw:fill-color="#ffff66"/>
      <style:paragraph-properties fo:text-align="center"/>
      <style:text-properties fo:font-size="9pt" style:font-size-asian="9pt" style:font-size-complex="9pt"/>
    </style:style>
    <style:style style:name="T1" style:family="text">
      <style:text-properties officeooo:rsid="001c07ad"/>
    </style:style>
    <style:style style:name="T2" style:family="text">
      <style:text-properties officeooo:rsid="0020af03"/>
    </style:style>
    <style:style style:name="T3" style:family="text">
      <style:text-properties officeooo:rsid="0020b37b"/>
    </style:style>
    <style:style style:name="T4" style:family="text">
      <style:text-properties officeooo:rsid="0022887f"/>
    </style:style>
    <style:style style:name="T5" style:family="text">
      <style:text-properties officeooo:rsid="0022f48a"/>
    </style:style>
    <style:style style:name="T6" style:family="text">
      <style:text-properties officeooo:rsid="002361c5"/>
    </style:style>
    <style:style style:name="T7" style:family="text">
      <style:text-properties officeooo:rsid="0024edaf"/>
    </style:style>
    <style:style style:name="T8" style:family="text">
      <style:text-properties officeooo:rsid="0021aaae"/>
    </style:style>
    <style:style style:name="T9" style:family="text">
      <style:text-properties officeooo:rsid="0020c4bd"/>
    </style:style>
    <style:style style:name="T10" style:family="text">
      <style:text-properties fo:font-size="15pt" style:font-size-asian="15pt" style:font-size-complex="15pt"/>
    </style:style>
    <style:style style:name="T11" style:family="text">
      <style:text-properties officeooo:rsid="002803c2"/>
    </style:style>
    <style:style style:name="T12" style:family="text">
      <style:text-properties officeooo:rsid="0029ff03"/>
    </style:style>
    <style:style style:name="T13" style:family="text">
      <style:text-properties fo:font-weight="bold" style:font-weight-asian="bold" style:font-weight-complex="bold"/>
    </style:style>
    <style:style style:name="T14" style:family="text">
      <style:text-properties officeooo:rsid="002bd16b"/>
    </style:style>
    <style:style style:name="T15" style:family="text">
      <style:text-properties style:text-position="super 58%" officeooo:rsid="002bd16b"/>
    </style:style>
    <style:style style:name="T16" style:family="text">
      <style:text-properties officeooo:rsid="002ead34"/>
    </style:style>
    <style:style style:name="T17" style:family="text">
      <style:text-properties fo:font-size="13pt" fo:font-weight="bold" officeooo:rsid="002bd16b" style:font-size-asian="13pt" style:font-weight-asian="bold" style:font-size-complex="13pt" style:font-weight-complex="bold"/>
    </style:style>
    <style:style style:name="T18" style:family="text">
      <style:text-properties officeooo:rsid="002475f9"/>
    </style:style>
    <style:style style:name="T19" style:family="text">
      <style:text-properties style:font-name="Arial1" fo:font-size="10.5pt" style:font-size-asian="10.5pt" style:font-size-complex="10.5pt"/>
    </style:style>
    <style:style style:name="T20" style:family="text">
      <style:text-properties fo:font-size="9pt" style:font-size-asian="9pt" style:font-size-complex="9pt"/>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000000" draw:fill-color="#336633" draw:textarea-horizontal-align="justify" draw:textarea-vertical-align="middle" draw:auto-grow-height="false" fo:min-height="18.621cm" fo:min-width="9.888cm" style:run-through="foreground"/>
    </style:style>
    <style:style style:name="gr4" style:family="graphic">
      <style:graphic-properties svg:stroke-color="#000000" draw:fill-color="#b2b2b2" draw:textarea-horizontal-align="justify" draw:textarea-vertical-align="middle" draw:auto-grow-height="false" fo:min-height="3.438cm" fo:min-width="3.468cm" style:run-through="foreground"/>
    </style:style>
    <style:style style:name="gr5" style:family="graphic">
      <style:graphic-properties svg:stroke-color="#000000" draw:fill-color="#b2b2b2" draw:textarea-horizontal-align="justify" draw:textarea-vertical-align="middle" draw:auto-grow-height="false" fo:min-height="3.438cm" fo:min-width="3.47cm" style:run-through="foreground"/>
    </style:style>
    <style:style style:name="gr6" style:family="graphic">
      <style:graphic-properties svg:stroke-color="#000000" draw:fill-color="#ff0000" draw:textarea-horizontal-align="justify" draw:textarea-vertical-align="middle" draw:auto-grow-height="false" fo:min-height="3.438cm" fo:min-width="3.47cm" style:run-through="foreground"/>
    </style:style>
    <style:style style:name="gr7" style:family="graphic">
      <style:graphic-properties svg:stroke-color="#000000" draw:fill-color="#ccffcc" draw:textarea-horizontal-align="justify" draw:textarea-vertical-align="middle" draw:auto-grow-height="false" fo:min-height="1.614cm" fo:min-width="9.887cm" style:run-through="foreground"/>
    </style:style>
    <style:style style:name="gr8" style:family="graphic">
      <style:graphic-properties svg:stroke-color="#000000" draw:fill-color="#ccffff" draw:textarea-horizontal-align="justify" draw:textarea-vertical-align="middle" draw:auto-grow-height="false" fo:min-height="1.584cm" fo:min-width="9.871cm" style:run-through="foreground"/>
    </style:style>
    <style:style style:name="gr9" style:family="graphic">
      <style:graphic-properties svg:stroke-color="#000000" draw:fill="solid" draw:fill-color="#ffff00" draw:textarea-horizontal-align="center" draw:textarea-vertical-align="top" draw:auto-grow-height="false" fo:min-height="1.166cm" fo:min-width="4.355cm" style:run-through="foreground"/>
    </style:style>
    <style:style style:name="gr10" style:family="graphic">
      <style:graphic-properties svg:stroke-color="#000000" draw:fill="solid" draw:fill-color="#ffffff" draw:textarea-horizontal-align="justify" draw:textarea-vertical-align="middle" draw:auto-grow-height="false" fo:min-height="0.231cm" fo:min-width="0.268cm" style:run-through="foreground"/>
    </style:style>
    <style:style style:name="gr11" style:family="graphic">
      <style:graphic-properties svg:stroke-color="#000000" draw:fill="solid" draw:fill-color="#ffffff" draw:textarea-horizontal-align="justify" draw:textarea-vertical-align="middle" draw:auto-grow-height="false" fo:min-height="0.238cm" fo:min-width="0.272cm" style:run-through="foreground"/>
    </style:style>
    <style:style style:name="gr12" style:family="graphic">
      <style:graphic-properties svg:stroke-color="#000000" draw:fill="solid" draw:fill-color="#ffffff" draw:textarea-horizontal-align="justify" draw:textarea-vertical-align="middle" draw:auto-grow-height="false" fo:min-height="0.235cm" fo:min-width="0.27cm" style:run-through="foreground"/>
    </style:style>
    <style:style style:name="gr13" style:family="graphic">
      <style:graphic-properties svg:stroke-color="#000000" draw:fill-color="#ffff66" draw:textarea-horizontal-align="justify" draw:textarea-vertical-align="middle" draw:auto-grow-height="false" fo:min-height="0.73cm" fo:min-width="1.379cm" style:run-through="foreground"/>
    </style:style>
    <style:style style:name="gr14" style:family="graphic">
      <style:graphic-properties svg:stroke-color="#000000" draw:fill-color="#ffff66" draw:textarea-horizontal-align="justify" draw:textarea-vertical-align="middle" draw:auto-grow-height="false" fo:min-height="0.727cm" fo:min-width="1.563cm" style:run-through="foreground"/>
    </style:style>
    <style:style style:name="gr15" style:family="graphic">
      <style:graphic-properties svg:stroke-color="#000000" draw:fill-color="#ffff66" draw:textarea-horizontal-align="justify" draw:textarea-vertical-align="middle" draw:auto-grow-height="false" fo:min-height="0.727cm" fo:min-width="1.392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PSC 223N <text:s/>Assignment 3</text:p>
      <text:p text:style-name="P2">Traffic Light</text:p>
      <text:p text:style-name="P5"/>
      <text:p text:style-name="P5"/>
      <text:p text:style-name="P3">Introduction</text:p>
      <text:p text:style-name="P5"/>
      <text:p text:style-name="P6">Make a traffic light in your computer using C#.</text:p>
      <text:p text:style-name="P6"/>
      <text:p text:style-name="P6"/>
      <text:p text:style-name="P4">What you will learn or experience in this assignment</text:p>
      <text:p text:style-name="P6"/>
      <text:p text:style-name="P6">1. <text:s/>How to declare an internal clock and set its speed.</text:p>
      <text:p text:style-name="P6"/>
      <text:p text:style-name="P6">2, <text:s/>How to attach a listener to a clock</text:p>
      <text:p text:style-name="P6"/>
      <text:p text:style-name="P6">3. <text:s/>How to pause a clock and re-start a clock.</text:p>
      <text:p text:style-name="P6"/>
      <text:p text:style-name="P6"/>
      <text:p text:style-name="P4">User Interface</text:p>
      <text:p text:style-name="P6"/>
      <text:p text:style-name="P6">You probably realize by now that in this course we make lots of user interfaces. <text:s/>During the technical phase of your future job interviews if you are asked what do you know about C# you are certainly qualified to say that “I made a lot of user interfaces”.</text:p>
      <text:p text:style-name="P6"/>
      <text:p text:style-name="P6">For this assignment make a frame or a form that will hold your traffic light. <text:s/>The traffic light appears to be embedded in the form. <text:s/>The following is an illustration of the traffic light inside the form. <text:s/>The example shows the red light “on”, and the yellow and green lights are “off”.</text:p>
      <text:p text:style-name="P6"/>
      <text:p text:style-name="P8">Only one light is on at any time. <text:s/>If the green light is on then the other two lights are grayed out.</text:p>
      <text:p text:style-name="P7"/>
      <text:p text:style-name="P39"/>
      <text:p text:style-name="P7"/>
      <text:p text:style-name="P7"/>
      <text:p text:style-name="P7"/>
      <text:p text:style-name="P7"/>
      <text:p text:style-name="P7"><draw:g text:anchor-type="paragraph" draw:z-index="0" draw:style-name="gr1"><draw:g draw:style-name="gr2"><draw:custom-shape draw:name="Forma1" draw:style-name="gr3" draw:text-style-name="P49" svg:width="9.889cm" svg:height="18.622cm" svg:x="4.565cm" svg:y="0.175cm"><text:p/><draw:enhanced-geometry svg:viewBox="0 0 21600 21600" draw:type="rectangle" draw:enhanced-path="M 0 0 L 21600 0 21600 21600 0 21600 0 0 Z N"/></draw:custom-shape><draw:g draw:style-name="gr2"><draw:custom-shape draw:name="Forma1" draw:style-name="gr4" draw:text-style-name="P50" svg:width="4.904cm" svg:height="4.86cm" svg:x="7.35cm" svg:y="13.19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 draw:style-name="gr5" draw:text-style-name="P50" svg:width="4.906cm" svg:height="4.86cm" svg:x="7.255cm" svg:y="7.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 draw:style-name="gr6" draw:text-style-name="P51" svg:width="4.906cm" svg:height="4.86cm" svg:x="7.191cm" svg:y="1.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custom-shape draw:name="Forma2" draw:style-name="gr7" draw:text-style-name="P53" svg:width="9.887cm" svg:height="1.615cm" svg:x="4.565cm" svg:y="-1.439cm"><text:p text:style-name="P52"><text:span text:style-name="T19">Traffic Light by Lisa Ostrogradsky</text:span></text:p><draw:enhanced-geometry svg:viewBox="0 0 21600 21600" draw:type="rectangle" draw:enhanced-path="M 0 0 L 21600 0 21600 21600 0 21600 0 0 Z N"/></draw:custom-shape><draw:g draw:style-name="gr2"><draw:custom-shape draw:name="Forma4" draw:style-name="gr8" draw:text-style-name="P54" svg:width="9.871cm" svg:height="1.585cm" svg:x="4.565cm" svg:y="18.796cm"><text:p/><draw:enhanced-geometry svg:viewBox="0 0 21600 21600" draw:type="rectangle" draw:enhanced-path="M 0 0 L 21600 0 21600 21600 0 21600 0 0 Z N"/></draw:custom-shape><draw:g draw:style-name="gr2"><draw:custom-shape draw:name="Forma6" draw:style-name="gr9" draw:text-style-name="P55" svg:width="4.356cm" svg:height="1.167cm" svg:x="6.461cm" svg:y="18.98cm"><text:p text:style-name="P52"><text:span text:style-name="T20"><text:s text:c="5"/></text:span><text:span text:style-name="T20">Rate of Change</text:span></text:p><text:p text:style-name="P52"><text:span text:style-name="T20"/></text:p><text:p text:style-name="P52"><text:span text:style-name="T20">Slow</text:span><text:span text:style-name="T20"><text:tab/></text:span><text:span text:style-name="T20">Medium <text:s text:c="5"/>Fast</text:span></text:p><draw:enhanced-geometry svg:viewBox="0 0 21600 21600" draw:type="rectangle" draw:enhanced-path="M 0 0 L 21600 0 21600 21600 0 21600 0 0 Z N"/></draw:custom-shape><draw:custom-shape draw:name="Forma7" draw:style-name="gr10" draw:text-style-name="P56" svg:width="0.378cm" svg:height="0.327cm" svg:x="6.571cm" svg:y="19.7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7" draw:style-name="gr11" draw:text-style-name="P56" svg:width="0.382cm" svg:height="0.334cm" svg:x="9.342cm" svg:y="19.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7" draw:style-name="gr12" draw:text-style-name="P56" svg:width="0.38cm" svg:height="0.331cm" svg:x="7.779cm" svg:y="19.678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a5" draw:style-name="gr13" draw:text-style-name="P57" svg:width="1.38cm" svg:height="0.731cm" svg:x="4.86cm" svg:y="19.142cm"><text:p text:style-name="P52"><text:span text:style-name="T20">Start</text:span></text:p><draw:enhanced-geometry svg:viewBox="0 0 21600 21600" draw:type="rectangle" draw:enhanced-path="M 0 0 L 21600 0 21600 21600 0 21600 0 0 Z N"/></draw:custom-shape><draw:custom-shape draw:name="Forma5" draw:style-name="gr14" draw:text-style-name="P57" svg:width="1.564cm" svg:height="0.727cm" svg:x="11.001cm" svg:y="19.202cm"><text:p text:style-name="P52"><text:span text:style-name="T20">Pause</text:span></text:p><draw:enhanced-geometry svg:viewBox="0 0 21600 21600" draw:type="rectangle" draw:enhanced-path="M 0 0 L 21600 0 21600 21600 0 21600 0 0 Z N"/></draw:custom-shape><draw:custom-shape draw:name="Forma5" draw:style-name="gr15" draw:text-style-name="P57" svg:width="1.392cm" svg:height="0.727cm" svg:x="12.797cm" svg:y="19.236cm"><text:p text:style-name="P52"><text:span text:style-name="T20">Exit</text:span></text:p><draw:enhanced-geometry svg:viewBox="0 0 21600 21600" draw:type="rectangle" draw:enhanced-path="M 0 0 L 21600 0 21600 21600 0 21600 0 0 Z N"/></draw:custom-shape></draw:g></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0">Programming specifications</text:p>
      <text:p text:style-name="P9"/>
      <text:p text:style-name="P9">When the program starts the traffic light is off (no electricity).</text:p>
      <text:p text:style-name="P9"/>
      <text:p text:style-name="P10">When the user clicks on “Start” the traffic begins normal operations at the default speed “slow”, <text:span text:style-name="T1">which is explained in the next paragraph.</text:span></text:p>
      <text:p text:style-name="P10"/>
      <text:p text:style-name="P11">If the user clicks on “Pause” then the traffic light freezes. <text:s/>The traffic signal does not turn off the electricity; it simply pauses where it is. <text:s/>When “Pause” is clicked the string “Pause” on that button changes to “Resume”. <text:s/>When “Resume” is clicked the string “Resume” changes to the string “Pause”.</text:p>
      <text:p text:style-name="P10"/>
      <text:p text:style-name="P11">If the user clicks on “Resume” then the traffic signal begins operation from the point in time when operation was suspended.</text:p>
      <text:p text:style-name="P11"/>
      <text:p text:style-name="P11">At any time the user may change the speed (rate of change) by clicking on one of the radio buttons. <text:s/>Here are the rates for slow, medium, and fast operation. <text:s/>The numbers represent number of seconds each light is on.</text:p>
      <text:p text:style-name="P11"/>
      <table:table table:name="Speed" table:style-name="Speed">
        <table:table-column table:style-name="Speed.A"/>
        <table:table-column table:style-name="Speed.B"/>
        <table:table-column table:style-name="Speed.C"/>
        <table:table-column table:style-name="Speed.D"/>
        <table:table-row>
          <table:table-cell table:style-name="Speed.A1" office:value-type="string">
            <text:p text:style-name="P43"/>
          </table:table-cell>
          <table:table-cell table:style-name="Speed.A1" office:value-type="string">
            <text:p text:style-name="P44">Red light</text:p>
          </table:table-cell>
          <table:table-cell table:style-name="Speed.A1" office:value-type="string">
            <text:p text:style-name="P44">Yellow light</text:p>
          </table:table-cell>
          <table:table-cell table:style-name="Speed.D1" office:value-type="string">
            <text:p text:style-name="P44">Green light</text:p>
          </table:table-cell>
        </table:table-row>
        <table:table-row>
          <table:table-cell table:style-name="Speed.A2" office:value-type="string">
            <text:p text:style-name="P44">Fast</text:p>
          </table:table-cell>
          <table:table-cell table:style-name="Speed.A2" office:value-type="string">
            <text:p text:style-name="P44"><text:span text:style-name="T4">1</text:span>.0 s</text:p>
          </table:table-cell>
          <table:table-cell table:style-name="Speed.A2" office:value-type="string">
            <text:p text:style-name="P44">0.<text:span text:style-name="T4">25</text:span> s</text:p>
          </table:table-cell>
          <table:table-cell table:style-name="Speed.D2" office:value-type="string">
            <text:p text:style-name="P44"><text:span text:style-name="T4">0</text:span>.<text:span text:style-name="T4">75</text:span> s</text:p>
          </table:table-cell>
        </table:table-row>
        <table:table-row>
          <table:table-cell table:style-name="Speed.A2" office:value-type="string">
            <text:p text:style-name="P44">Medium</text:p>
          </table:table-cell>
          <table:table-cell table:style-name="Speed.A2" office:value-type="string">
            <text:p text:style-name="P44"><text:span text:style-name="T4">2</text:span>.0 s</text:p>
          </table:table-cell>
          <table:table-cell table:style-name="Speed.A2" office:value-type="string">
            <text:p text:style-name="P44">0.<text:span text:style-name="T4">50</text:span> s</text:p>
          </table:table-cell>
          <table:table-cell table:style-name="Speed.D2" office:value-type="string">
            <text:p text:style-name="P44"><text:span text:style-name="T4">1</text:span>.<text:span text:style-name="T4">50</text:span> s</text:p>
          </table:table-cell>
        </table:table-row>
        <table:table-row>
          <table:table-cell table:style-name="Speed.A2" office:value-type="string">
            <text:p text:style-name="P44">Slow</text:p>
          </table:table-cell>
          <table:table-cell table:style-name="Speed.A2" office:value-type="string">
            <text:p text:style-name="P44"><text:span text:style-name="T4">4</text:span>.0 s</text:p>
          </table:table-cell>
          <table:table-cell table:style-name="Speed.A2" office:value-type="string">
            <text:p text:style-name="P44">1.<text:span text:style-name="T4">0</text:span> s</text:p>
          </table:table-cell>
          <table:table-cell table:style-name="Speed.D2" office:value-type="string">
            <text:p text:style-name="P44"><text:span text:style-name="T4">3</text:span>.<text:span text:style-name="T4">0</text:span> s</text:p>
          </table:table-cell>
        </table:table-row>
      </table:table>
      <text:p text:style-name="P11"/>
      <text:p text:style-name="P12">The table shows how many seconds the light remains ‘on’ in each mode of operation. <text:s/>For example, in the ‘Slow’ mode of operation the red light is on for <text:span text:style-name="T4">4</text:span> seconds, followed by the yellow light on for 1.<text:span text:style-name="T4">0</text:span> second, followed by the green light ‘on’ for <text:span text:style-name="T4">3</text:span>.<text:span text:style-name="T4">0</text:span> seconds.</text:p>
      <text:p text:style-name="P11"/>
      <text:p text:style-name="P11"/>
      <text:p text:style-name="P14">Classroom instruction</text:p>
      <text:p text:style-name="P13"/>
      <text:p text:style-name="P13">Very few people are able to program in a new language in isolation. <text:s/>Classroom attendance is very helpful, but attendance is not mandatory. <text:s/>You may program in a vacuum if you chose that style.</text:p>
      <text:p text:style-name="P13"/>
      <text:p text:style-name="P13">In the classroom it will be explained how to set up a clock, change its speed dynamically, and cause functions to be called according to the tic’s of the clock.</text:p>
      <text:p text:style-name="P13"/>
      <text:p text:style-name="P31"/>
      <text:p text:style-name="P35">Comments in source code</text:p>
      <text:p text:style-name="P38"/>
      <text:p text:style-name="P38">The professor is a strong believer in comments in source code. <text:s/>The rules for comments stated in Assignment 1 apply to all assignment of this course. <text:s/>Points will be subtracted from your score if your comments do not meet the standards as stated in Assignment 1. <text:s/>Points will be subtracted from your score if the professor finds any evidence of false and misleading comments. <text:s/>If you borrow source code from the class website the first thing you should do is <text:soft-page-break/>erase every single comment. <text:s/>If those <text:span text:style-name="T9">old </text:span>comments remain <text:span text:style-name="T9">in your program then</text:span> points will be lost.</text:p>
      <text:p text:style-name="P32"/>
      <text:p text:style-name="P32"/>
      <text:p text:style-name="P36">Script files</text:p>
      <text:p text:style-name="P34"/>
      <text:p text:style-name="P34">These are the files whose extension is .sh. <text:s/>These are important components of your computer science education. <text:s/>You have to include a script file with any program submitted for a grade. <text:s/>If there is no working script file the grade defaults to 0 out of 100. <text:s/>The script file must be commented as if it were a <text:span text:style-name="T8">C#</text:span> source file.</text:p>
      <text:p text:style-name="P34"/>
      <text:p text:style-name="P34"/>
      <text:p text:style-name="P37">Schedule of events <text:span text:style-name="T3">for C# programming class</text:span></text:p>
      <text:p text:style-name="P30"/>
      <table:table table:name="Tabla1" table:style-name="Tabla1">
        <table:table-column table:style-name="Tabla1.A"/>
        <table:table-column table:style-name="Tabla1.B"/>
        <table:table-column table:style-name="Tabla1.C"/>
        <table:table-row>
          <table:table-cell table:style-name="Tabla1.A1" office:value-type="string">
            <text:p text:style-name="P47">Name of event</text:p>
          </table:table-cell>
          <table:table-cell table:style-name="Tabla1.A1" office:value-type="string">
            <text:p text:style-name="P47">Date of event</text:p>
          </table:table-cell>
          <table:table-cell table:style-name="Tabla1.C1" office:value-type="string">
            <text:p text:style-name="P48">Subject area</text:p>
          </table:table-cell>
        </table:table-row>
        <table:table-row>
          <table:table-cell table:style-name="Tabla1.A2" office:value-type="string">
            <text:p text:style-name="P45">Assignment 1</text:p>
          </table:table-cell>
          <table:table-cell table:style-name="Tabla1.A2" office:value-type="string">
            <text:p text:style-name="P45">September 11</text:p>
          </table:table-cell>
          <table:table-cell table:style-name="Tabla1.C2" table:number-rows-spanned="4" office:value-type="string">
            <text:p text:style-name="P46">Interactive user interfaces during first half of the semester.</text:p>
          </table:table-cell>
        </table:table-row>
        <table:table-row>
          <table:table-cell table:style-name="Tabla1.A2" office:value-type="string">
            <text:p text:style-name="P45">Assignment 2</text:p>
          </table:table-cell>
          <table:table-cell table:style-name="Tabla1.A2" office:value-type="string">
            <text:p text:style-name="P45">September 27</text:p>
          </table:table-cell>
          <table:covered-table-cell/>
        </table:table-row>
        <table:table-row>
          <table:table-cell table:style-name="Tabla1.A2" office:value-type="string">
            <text:p text:style-name="P45">Assignment 3</text:p>
          </table:table-cell>
          <table:table-cell table:style-name="Tabla1.A2" office:value-type="string">
            <text:p text:style-name="P45">October 11</text:p>
          </table:table-cell>
          <table:covered-table-cell/>
        </table:table-row>
        <table:table-row>
          <table:table-cell table:style-name="Tabla1.A2" office:value-type="string">
            <text:p text:style-name="P45">Midterm</text:p>
          </table:table-cell>
          <table:table-cell table:style-name="Tabla1.A2" office:value-type="string">
            <text:p text:style-name="P45">October 16</text:p>
          </table:table-cell>
          <table:covered-table-cell/>
        </table:table-row>
        <table:table-row>
          <table:table-cell table:style-name="Tabla1.A2" office:value-type="string">
            <text:p text:style-name="P45">Assignment 4</text:p>
          </table:table-cell>
          <table:table-cell table:style-name="Tabla1.A2" office:value-type="string">
            <text:p text:style-name="P45">To be determined</text:p>
          </table:table-cell>
          <table:table-cell table:style-name="Tabla1.C2" table:number-rows-spanned="4" office:value-type="string">
            <text:p text:style-name="P46">Things in motion or animation during the second half of the semester.</text:p>
          </table:table-cell>
        </table:table-row>
        <table:table-row>
          <table:table-cell table:style-name="Tabla1.A2" office:value-type="string">
            <text:p text:style-name="P45">Assignment 5</text:p>
          </table:table-cell>
          <table:table-cell table:style-name="Tabla1.A2" office:value-type="string">
            <text:p text:style-name="P45">To be determined</text:p>
          </table:table-cell>
          <table:covered-table-cell/>
        </table:table-row>
        <table:table-row>
          <table:table-cell table:style-name="Tabla1.A2" office:value-type="string">
            <text:p text:style-name="P45">Assignment 6</text:p>
          </table:table-cell>
          <table:table-cell table:style-name="Tabla1.A2" office:value-type="string">
            <text:p text:style-name="P45">To be determined</text:p>
          </table:table-cell>
          <table:covered-table-cell/>
        </table:table-row>
        <table:table-row>
          <table:table-cell table:style-name="Tabla1.A2" office:value-type="string">
            <text:p text:style-name="P45">Final</text:p>
          </table:table-cell>
          <table:table-cell table:style-name="Tabla1.A2" office:value-type="string">
            <text:p text:style-name="P45">December <text:span text:style-name="T2">11 or 13</text:span></text:p>
          </table:table-cell>
          <table:covered-table-cell/>
        </table:table-row>
      </table:table>
      <text:p text:style-name="P33">If you are enrolled in C# at 1pm your final is on Dec 11.</text:p>
      <text:p text:style-name="P33">If you are enrolled in C# at 3pm your final is on Dec 13.</text:p>
      <text:p text:style-name="P20">You have to be present in the class room at the time of the midterm. <text:s/>There is no makeup midterm because I have only one question for the midterm. <text:s/>There is no “make up question” period. <text:s/>Do not ask to re-schedule the midterm at a special time.</text:p>
      <text:p text:style-name="P20"/>
      <text:p text:style-name="P17">When you are finished working on the assignment do send me the source files and the script file as simple attachments to an email message. <text:s/><text:span text:style-name="T5">Send to: <text:s/>holliday@fullerton.edu</text:span></text:p>
      <text:p text:style-name="P7"/>
      <text:p text:style-name="P7"/>
      <text:p text:style-name="P16"/>
      <text:p text:style-name="P41">Comment about documents.</text:p>
      <text:p text:style-name="P18"/>
      <text:p text:style-name="P18">You probably know from your experience with open source software that “odt” is the open source format for documents. <text:s/>[“doc” and “docx” are closed source formats created by Microsoft] <text:s/>Since we are all scientists your homework naturally arrives in the “odt” format. <text:s/>Most open source documents are created in Libre Office. <text:s/>A few open source document files are created in the older word processor Open Office. <text:s/>All of that is just fine. <text:s/>The issue here is the fact that if an open source document (odt) containing drawings is opened MS Word it is often the case that the images are distorted, but the text will appear correctly.</text:p>
      <text:p text:style-name="P18"/>
      <text:p text:style-name="P18">All the assignments of this course are created with Libre Office. <text:s/>If you read the document with MS Word you will probably lose the pictures. <text:s/>If you really want to see your homework from <text:span text:style-name="T6">a</text:span> Windows platform then go get a free copy of Open Office for Windows.</text:p>
      <text:p text:style-name="P7"/>
      <text:p text:style-name="P7"/>
      <text:p text:style-name="P7"/>
      <text:p text:style-name="P7"/>
      <text:p text:style-name="P7"/>
      <text:p text:style-name="P15">The law of conservation <text:span text:style-name="T7">of education</text:span></text:p>
      <text:p text:style-name="P19"/>
      <text:p text:style-name="P19">What you get out of your education <text:span text:style-name="T7">varies directly with</text:span> what you put into your education.</text:p>
      <text:p text:style-name="P19"/>
      <text:p text:style-name="P19"/>
      <text:p text:style-name="P21">Enjoy your programming.</text:p>
      <text:p text:style-name="P42"><text:tab/><text:tab/><text:span text:style-name="T10">Announcements</text:span></text:p>
      <text:p text:style-name="P22"/>
      <text:p text:style-name="P22"/>
      <text:p text:style-name="P22"/>
      <text:p text:style-name="P22"><text:span text:style-name="T12">The </text:span><text:span text:style-name="T13">Video Game Design Club</text:span> (VGDC) is planning to build a video game this semester. <text:s/>The idea is that members of the club may volunteer to contribute small pieces to the overall game. <text:s/>If many people each contribute say one function then the load is distributed in a more equitable manner that if only a few people build the game. <text:s/>You should investigate if programming <text:span text:style-name="T11">part of a game </text:span>is suitable to you.</text:p>
      <text:p text:style-name="P22"/>
      <text:p text:style-name="P22">The VGDC meets at these times;</text:p>
      <text:p text:style-name="P22"><text:tab/>All Tuesdays: TSU Alvarado Room, 12noon to 1:<text:span text:style-name="T11">00</text:span>pm</text:p>
      <text:p text:style-name="P22"><text:tab/>All Fridays: <text:s text:c="2"/>CS lab room 408, <text:span text:style-name="T11">12:00pm to 2:00pm</text:span></text:p>
      <text:p text:style-name="P22"/>
      <text:p text:style-name="P24">For questions email the club directly at: <text:s text:c="2"/>csufvgdc@gmail.com</text:p>
      <text:p text:style-name="P22"/>
      <text:p text:style-name="P28">Where do VGDC members find jobs? <text:s/><text:span text:style-name="T16">Answers are found at websites like these</text:span></text:p>
      <text:p text:style-name="P28"><text:span text:style-name="T16">===&gt; <text:s/></text:span><text:a xlink:type="simple" xlink:href="https://www.indeed.com/q-video-game-producer-jobs.html" text:style-name="Internet_20_link" text:visited-style-name="Visited_20_Internet_20_Link">https://www.indeed.com/q-video-game-producer-jobs.html</text:a></text:p>
      <text:p text:style-name="P29">===&gt; <text:s/><text:a xlink:type="simple" xlink:href="https://ca.indeed.com/Video-Game-Programmer-jobs" text:style-name="Internet_20_link" text:visited-style-name="Visited_20_Internet_20_Link">https://ca.indeed.com/Video-Game-Programmer-jobs</text:a></text:p>
      <text:p text:style-name="P29">===&gt; <text:s/><text:a xlink:type="simple" xlink:href="https://www.gamedesigning.org/career/programming-languages/" text:style-name="Internet_20_link" text:visited-style-name="Visited_20_Internet_20_Link">https://www.gamedesigning.org/career/programming-languages</text:a></text:p>
      <text:p text:style-name="P23"/>
      <text:p text:style-name="P24">Why should you join a project like this? <text:s/>Because when you graduate and apply for jobs you want to stand out as special compared to all the ordinary applicants for that job position.</text:p>
      <text:p text:style-name="P24"/>
      <text:p text:style-name="P24"/>
      <text:p text:style-name="P24"/>
      <text:p text:style-name="P24"/>
      <text:p text:style-name="P26">The <text:span text:style-name="T13">Cyber Security Club</text:span> invites you to <text:span text:style-name="T14">consider another kind of career. <text:s/>In order to protect Cyber data you must know the tools and techniques of <text:s/>Cyber criminals. <text:s/>The security club at CSUF, officially known as </text:span><text:span text:style-name="T17">OSS</text:span><text:span text:style-name="T14">, is composed of members who hack into things every day. <text:s/>If this career path <text:s/>appeals to you then you should join right now. <text:s/>If you think you will wait for your senior year to advance your career then you will be too late.</text:span></text:p>
      <text:p text:style-name="P26"><text:tab/><text:span text:style-name="T14">Meetings: 2</text:span><text:span text:style-name="T15">nd</text:span><text:span text:style-name="T14"> and 4</text:span><text:span text:style-name="T15">th</text:span><text:span text:style-name="T14"> Fridays in CS408 from 4 to 5pm</text:span></text:p>
      <text:p text:style-name="P26"><text:tab/><text:span text:style-name="T14">Club room: <text:s/>CS-302</text:span></text:p>
      <text:p text:style-name="P27"><text:tab/><text:span text:style-name="T14">Website: <text:s text:c="2"/>https://oss.org/</text:span></text:p>
      <text:p text:style-name="P27"><text:tab/><text:span text:style-name="T14">Email: <text:s text:c="2"/>csuf.oss@gmail.com</text:span></text:p>
      <text:p text:style-name="P24"/>
      <text:p text:style-name="P24"/>
      <text:p text:style-name="P25">Why should you <text:span text:style-name="T18">be active in a club</text:span>? <text:s/>Because when you graduate and apply for jobs you want to stand out as special compared to all the ordinary applicants for that job 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0T19:49:38.439177949</meta:creation-date>
    <dc:date>2017-09-25T08:05:23.052977666</dc:date>
    <meta:editing-duration>PT1H26M12S</meta:editing-duration>
    <meta:editing-cycles>17</meta:editing-cycles>
    <meta:generator>LibreOffice/5.3.1.2$Linux_x86 LibreOffice_project/30m0$Build-2</meta:generator>
    <meta:document-statistic meta:table-count="2" meta:image-count="0" meta:object-count="0" meta:page-count="6" meta:paragraph-count="90" meta:word-count="1277" meta:character-count="7247" meta:non-whitespace-character-count="5989"/>
  </office:meta>
</office:document-meta>
</file>